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FAIRE" style:family="table">
      <style:table-properties style:width="17cm" table:align="margins"/>
    </style:style>
    <style:style style:name="AFAIRE.A" style:family="table-column">
      <style:table-column-properties style:column-width="5.667cm" style:rel-column-width="21845*"/>
    </style:style>
    <style:style style:name="AFAIRE.A1" style:family="table-cell">
      <style:table-cell-properties fo:padding="0.097cm" fo:border-left="0.05pt solid #000000" fo:border-right="none" fo:border-top="0.05pt solid #000000" fo:border-bottom="0.05pt solid #000000"/>
    </style:style>
    <style:style style:name="AFAIRE.C1" style:family="table-cell">
      <style:table-cell-properties fo:padding="0.097cm" fo:border="0.05pt solid #000000"/>
    </style:style>
    <style:style style:name="AFAIRE.A2" style:family="table-cell">
      <style:table-cell-properties fo:padding="0.097cm" fo:border-left="0.05pt solid #000000" fo:border-right="none" fo:border-top="none" fo:border-bottom="0.05pt solid #000000"/>
    </style:style>
    <style:style style:name="AFAIRE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e …......................................................... <text:s text:c="9"/></text:p>
      <text:p text:style-name="Standard"><text:s text:c="10"/></text:p>
      <table:table table:name="AFAIRE" table:style-name="AFAIRE">
        <table:table-column table:style-name="AFAIRE.A" table:number-columns-repeated="3"/>
        <table:table-row>
          <table:table-cell table:style-name="AFAIRE.A1" office:value-type="string">
            <text:p text:style-name="Table_20_Contents">MESURE</text:p>
          </table:table-cell>
          <table:table-cell table:style-name="AFAIRE.A1" office:value-type="string">
            <text:p text:style-name="Table_20_Contents">TACHE</text:p>
            <text:p text:style-name="Table_20_Contents"/>
          </table:table-cell>
          <table:table-cell table:style-name="AFAIRE.C1" office:value-type="string">
            <text:p text:style-name="Table_20_Contents">PREVU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MAIL SOPHIE</text:p>
          </table:table-cell>
          <table:table-cell table:style-name="AFAIRE.C2" office:value-type="string">
            <text:p text:style-name="Table_20_Contents">1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ENVOI CNED</text:p>
          </table:table-cell>
          <table:table-cell table:style-name="AFAIRE.C2" office:value-type="string">
            <text:p text:style-name="Table_20_Contents">1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COUTS</text:p>
          </table:table-cell>
          <table:table-cell table:style-name="AFAIRE.C2" office:value-type="string">
            <text:p text:style-name="Table_20_Contents">4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RELAX</text:p>
          </table:table-cell>
          <table:table-cell table:style-name="AFAIRE.C2" office:value-type="string">
            <text:p text:style-name="Table_20_Contents">1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BAIN</text:p>
          </table:table-cell>
          <table:table-cell table:style-name="AFAIRE.C2" office:value-type="string">
            <text:p text:style-name="Table_20_Contents">2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FOOTING</text:p>
          </table:table-cell>
          <table:table-cell table:style-name="AFAIRE.C2" office:value-type="string">
            <text:p text:style-name="Table_20_Contents">2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MANGER</text:p>
          </table:table-cell>
          <table:table-cell table:style-name="AFAIRE.C2" office:value-type="string">
            <text:p text:style-name="Table_20_Contents">1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SCHEMAS SI</text:p>
          </table:table-cell>
          <table:table-cell table:style-name="AFAIRE.C2" office:value-type="string">
            <text:p text:style-name="Table_20_Contents">3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RAPPORT COMPLET</text:p>
          </table:table-cell>
          <table:table-cell table:style-name="AFAIRE.C2" office:value-type="string">
            <text:p text:style-name="Table_20_Contents">10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RAPPORT </text:p>
          </table:table-cell>
          <table:table-cell table:style-name="AFAIRE.C2" office:value-type="string">
            <text:p text:style-name="Table_20_Contents">3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TEXTE ORAL </text:p>
          </table:table-cell>
          <table:table-cell table:style-name="AFAIRE.C2" office:value-type="string">
            <text:p text:style-name="Table_20_Contents">10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APS </text:p>
          </table:table-cell>
          <table:table-cell table:style-name="AFAIRE.C2" office:value-type="string">
            <text:p text:style-name="Table_20_Contents">10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PREPA PRO CIEL COMPTA</text:p>
          </table:table-cell>
          <table:table-cell table:style-name="AFAIRE.C2" office:value-type="string">
            <text:p text:style-name="Table_20_Contents">10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AGENDA COMPTABLE</text:p>
          </table:table-cell>
          <table:table-cell table:style-name="AFAIRE.C2" office:value-type="string">
            <text:p text:style-name="Table_20_Contents">3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>Ralp world</text:p>
          </table:table-cell>
          <table:table-cell table:style-name="AFAIRE.C2" office:value-type="string">
            <text:p text:style-name="Table_20_Contents">6</text:p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/>
          </table:table-cell>
          <table:table-cell table:style-name="AFAIRE.C2" office:value-type="string">
            <text:p text:style-name="Table_20_Contents"/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/>
          </table:table-cell>
          <table:table-cell table:style-name="AFAIRE.C2" office:value-type="string">
            <text:p text:style-name="Table_20_Contents"/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/>
          </table:table-cell>
          <table:table-cell table:style-name="AFAIRE.C2" office:value-type="string">
            <text:p text:style-name="Table_20_Contents"/>
          </table:table-cell>
        </table:table-row>
        <table:table-row>
          <table:table-cell table:style-name="AFAIRE.A2" office:value-type="string">
            <text:p text:style-name="Table_20_Contents"/>
          </table:table-cell>
          <table:table-cell table:style-name="AFAIRE.A2" office:value-type="string">
            <text:p text:style-name="Table_20_Contents"/>
          </table:table-cell>
          <table:table-cell table:style-name="AFAIRE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7:45:13</meta:creation-date>
    <dc:date>2013-02-16T22:30:29</dc:date>
    <meta:editing-duration>PT11M39S</meta:editing-duration>
    <meta:editing-cycles>2</meta:editing-cycles>
    <meta:generator>LibreOffice/3.5$Linux_X86_64 LibreOffice_project/350m1$Build-403</meta:generator>
    <meta:document-statistic meta:table-count="1" meta:image-count="0" meta:object-count="0" meta:page-count="1" meta:paragraph-count="35" meta:word-count="45" meta:character-count="261" meta:non-whitespace-character-count="227"/>
  </office:meta>
</office:document-meta>
</file>